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iostream&gt;</text:p>
      <text:p text:style-name="Standard">using namespace std;</text:p>
      <text:p text:style-name="Standard">class sort</text:p>
      <text:p text:style-name="Standard"><text:s/>{</text:p>
      <text:p text:style-name="Standard"><text:s text:c="3"/>int a[30],n;</text:p>
      <text:p text:style-name="Standard"><text:s text:c="3"/>public:</text:p>
      <text:p text:style-name="Standard"><text:s text:c="3"/>void read()</text:p>
      <text:p text:style-name="Standard"><text:s text:c="3"/>{</text:p>
      <text:p text:style-name="Standard"><text:s text:c="5"/>cout&lt;&lt;"enter size\n";</text:p>
      <text:p text:style-name="Standard"><text:s text:c="5"/>cin&gt;&gt;n;</text:p>
      <text:p text:style-name="Standard"><text:s text:c="5"/>cout&lt;&lt;"enter elements\n";</text:p>
      <text:p text:style-name="Standard"><text:s text:c="5"/>for(int i=0;i&lt;n;i++)</text:p>
      <text:p text:style-name="Standard"><text:s text:c="5"/>cin&gt;&gt;a[i];</text:p>
      <text:p text:style-name="Standard"><text:s text:c="3"/>}</text:p>
      <text:p text:style-name="Standard"><text:s text:c="4"/>int u=n-1,l=0,i,j;</text:p>
      <text:p text:style-name="Standard"><text:s text:c="4"/>void qs();</text:p>
      <text:p text:style-name="Standard"><text:s text:c="4"/>void ms();</text:p>
      <text:p text:style-name="Standard"><text:s text:c="4"/>void is();</text:p>
      <text:p text:style-name="Standard"><text:s text:c="4"/>void display()</text:p>
      <text:p text:style-name="Standard"><text:s text:c="4"/>{</text:p>
      <text:p text:style-name="Standard"><text:s text:c="5"/>cout&lt;&lt;"\nelemnts after sorting\n";</text:p>
      <text:p text:style-name="Standard"><text:s text:c="5"/>for(int i=0;i&lt;n;i++)</text:p>
      <text:p text:style-name="Standard"><text:s text:c="5"/>cout&lt;&lt;a[i]&lt;&lt;" ";cout&lt;&lt;"\n\n";</text:p>
      <text:p text:style-name="Standard"><text:s text:c="4"/>}</text:p>
      <text:p text:style-name="Standard"><text:s text:c="2"/>void choice();</text:p>
      <text:p text:style-name="Standard"><text:s/>};</text:p>
      <text:p text:style-name="Standard"><text:s/>void sort::choice()</text:p>
      <text:p text:style-name="Standard"><text:s/>{</text:p>
      <text:p text:style-name="Standard"><text:s text:c="3"/>cout&lt;&lt;"\n menu\n 1.quick sort\n 2.merge sort\n 3.insertion sort\n enter choice";</text:p>
      <text:p text:style-name="Standard"><text:s text:c="3"/>int ch;</text:p>
      <text:p text:style-name="Standard"><text:s text:c="3"/>cin&gt;&gt;ch;</text:p>
      <text:p text:style-name="Standard"><text:s text:c="3"/>switch (ch)</text:p>
      <text:p text:style-name="Standard"><text:s text:c="3"/>{</text:p>
      <text:p text:style-name="Standard"><text:s text:c="4"/>case 1: qs();</text:p>
      <text:p text:style-name="Standard"><text:s text:c="4"/>break;</text:p>
      <text:p text:style-name="Standard"><text:s text:c="4"/>case 2: ms();</text:p>
      <text:p text:style-name="Standard"><text:s text:c="4"/>break;</text:p>
      <text:p text:style-name="Standard"><text:s text:c="4"/>case 3: is();</text:p>
      <text:p text:style-name="Standard"><text:s text:c="4"/>break;</text:p>
      <text:p text:style-name="Standard"><text:s text:c="4"/>default: cout&lt;&lt;"enter the choice precisely\n";</text:p>
      <text:p text:style-name="Standard"><text:s text:c="4"/>choice();</text:p>
      <text:p text:style-name="Standard"><text:s/>}</text:p>
      <text:p text:style-name="Standard"><text:s/>}</text:p>
      <text:p text:style-name="Standard"><text:s/>int partition(int a[],int l,int u)</text:p>
      <text:p text:style-name="Standard"><text:s/>{</text:p>
      <text:p text:style-name="Standard"><text:s text:c="4"/>int v,i,j,temp;</text:p>
      <text:p text:style-name="Standard"><text:s text:c="4"/>v=a[l];</text:p>
      <text:p text:style-name="Standard"><text:s text:c="4"/>i=l;</text:p>
      <text:p text:style-name="Standard"><text:s text:c="4"/>j=u+1;</text:p>
      <text:p text:style-name="Standard"><text:s text:c="4"/>do</text:p>
      <text:p text:style-name="Standard"><text:s text:c="4"/>{</text:p>
      <text:p text:style-name="Standard"><text:s text:c="8"/>do</text:p>
      <text:p text:style-name="Standard"><text:soft-page-break/><text:s text:c="12"/>i++;</text:p>
      <text:p text:style-name="Standard"><text:s text:c="12"/></text:p>
      <text:p text:style-name="Standard"><text:s text:c="8"/>while(a[i]&lt;v&amp;&amp;i&lt;=u);</text:p>
      <text:p text:style-name="Standard"><text:s text:c="8"/></text:p>
      <text:p text:style-name="Standard"><text:s text:c="8"/>do</text:p>
      <text:p text:style-name="Standard"><text:s text:c="12"/>j--;</text:p>
      <text:p text:style-name="Standard"><text:s text:c="8"/>while(v&lt;a[j]);</text:p>
      <text:p text:style-name="Standard"><text:s text:c="8"/></text:p>
      <text:p text:style-name="Standard"><text:s text:c="8"/>if(i&lt;j)</text:p>
      <text:p text:style-name="Standard"><text:s text:c="8"/>{</text:p>
      <text:p text:style-name="Standard"><text:s text:c="12"/>temp=a[i];</text:p>
      <text:p text:style-name="Standard"><text:s text:c="12"/>a[i]=a[j];</text:p>
      <text:p text:style-name="Standard"><text:s text:c="12"/>a[j]=temp;</text:p>
      <text:p text:style-name="Standard"><text:s text:c="8"/>}</text:p>
      <text:p text:style-name="Standard"><text:s text:c="4"/>}while(i&lt;j);</text:p>
      <text:p text:style-name="Standard"><text:s text:c="4"/></text:p>
      <text:p text:style-name="Standard"><text:s text:c="4"/>a[l]=a[j];</text:p>
      <text:p text:style-name="Standard"><text:s text:c="4"/>a[j]=v;</text:p>
      <text:p text:style-name="Standard"><text:s text:c="4"/></text:p>
      <text:p text:style-name="Standard"><text:s text:c="4"/>return(j);</text:p>
      <text:p text:style-name="Standard"><text:s/>}</text:p>
      <text:p text:style-name="Standard"><text:s/>void quick_sort(int a[],int l,int u)</text:p>
      <text:p text:style-name="Standard"><text:s/>{</text:p>
      <text:p text:style-name="Standard"><text:s text:c="4"/>int j;</text:p>
      <text:p text:style-name="Standard"><text:s text:c="4"/>if(l&lt;u)</text:p>
      <text:p text:style-name="Standard"><text:s text:c="4"/>{</text:p>
      <text:p text:style-name="Standard"><text:s text:c="8"/>j=partition(a,l,u);</text:p>
      <text:p text:style-name="Standard"><text:s text:c="8"/>quick_sort(a,l,j-1);</text:p>
      <text:p text:style-name="Standard"><text:s text:c="8"/>quick_sort(a,j+1,u);</text:p>
      <text:p text:style-name="Standard"><text:s text:c="4"/>}</text:p>
      <text:p text:style-name="Standard"><text:s/>}</text:p>
      <text:p text:style-name="Standard"><text:s/>void sort::qs()</text:p>
      <text:p text:style-name="Standard"><text:s/>{</text:p>
      <text:p text:style-name="Standard"><text:s/>quick_sort(a,0,n-1);</text:p>
      <text:p text:style-name="Standard"><text:s/>}</text:p>
      <text:p text:style-name="Standard"><text:s/>void sort::is()</text:p>
      <text:p text:style-name="Standard"><text:s/>{</text:p>
      <text:p text:style-name="Standard"><text:s text:c="2"/>int i,j,temp;</text:p>
      <text:p text:style-name="Standard"><text:s text:c="2"/>for(i=1; i&lt;n; i++)</text:p>
      <text:p text:style-name="Standard"><text:s text:c="2"/>{</text:p>
      <text:p text:style-name="Standard"><text:tab/><text:tab/>temp=a[i];</text:p>
      <text:p text:style-name="Standard"><text:tab/><text:tab/>j=i-1;</text:p>
      <text:p text:style-name="Standard"><text:tab/><text:tab/>while((temp&lt;a[j]) &amp;&amp; (j&gt;=0))</text:p>
      <text:p text:style-name="Standard"><text:tab/><text:tab/>{</text:p>
      <text:p text:style-name="Standard"><text:tab/><text:tab/><text:tab/>a[j+1]=a[j];</text:p>
      <text:p text:style-name="Standard"><text:tab/><text:tab/><text:tab/>j=j-1;</text:p>
      <text:p text:style-name="Standard"><text:tab/><text:tab/>}</text:p>
      <text:p text:style-name="Standard"><text:tab/><text:tab/>a[j+1]=temp;</text:p>
      <text:p text:style-name="Standard"><text:tab/>}</text:p>
      <text:p text:style-name="Standard">}</text:p>
      <text:p text:style-name="Standard"><text:s/>void merge(int arr[], int start, int middle, int end)</text:p>
      <text:p text:style-name="Standard">{</text:p>
      <text:p text:style-name="Standard"><text:soft-page-break/><text:s text:c="4"/>int i, j, k;</text:p>
      <text:p text:style-name="Standard"><text:s text:c="4"/>int n1 = middle - start + 1;</text:p>
      <text:p text:style-name="Standard"><text:s text:c="4"/>int n2 = <text:s/>end - middle;</text:p>
      <text:p text:style-name="Standard"><text:s/></text:p>
      <text:p text:style-name="Standard"><text:s text:c="4"/>int L[30], R[30];</text:p>
      <text:p text:style-name="Standard"><text:s/></text:p>
      <text:p text:style-name="Standard"><text:s text:c="4"/>for (i = 0; i &lt; n1; i++)</text:p>
      <text:p text:style-name="Standard"><text:s text:c="4"/>L[i] = arr[start + i];</text:p>
      <text:p text:style-name="Standard"><text:s text:c="4"/>for (j = 0; j &lt; n2; j++)</text:p>
      <text:p text:style-name="Standard"><text:s text:c="4"/>R[j] = arr[middle + 1+ j];</text:p>
      <text:p text:style-name="Standard"><text:s/></text:p>
      <text:p text:style-name="Standard"><text:s text:c="4"/>i = 0;</text:p>
      <text:p text:style-name="Standard"><text:s text:c="4"/>j = 0;</text:p>
      <text:p text:style-name="Standard"><text:s text:c="4"/>k = start;</text:p>
      <text:p text:style-name="Standard"><text:s text:c="4"/>while (i &lt; n1 &amp;&amp; j &lt; n2)</text:p>
      <text:p text:style-name="Standard"><text:s text:c="4"/>{</text:p>
      <text:p text:style-name="Standard"><text:s text:c="4"/>if (L[i] &lt;= R[j])</text:p>
      <text:p text:style-name="Standard"><text:s text:c="4"/>{</text:p>
      <text:p text:style-name="Standard"><text:s text:c="8"/>arr[k] = L[i];</text:p>
      <text:p text:style-name="Standard"><text:s text:c="8"/>i++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arr[k] = R[j];</text:p>
      <text:p text:style-name="Standard"><text:s text:c="8"/>j++;</text:p>
      <text:p text:style-name="Standard"><text:s text:c="4"/>}</text:p>
      <text:p text:style-name="Standard"><text:s text:c="4"/>k++;</text:p>
      <text:p text:style-name="Standard"><text:s text:c="4"/>}</text:p>
      <text:p text:style-name="Standard"><text:s/></text:p>
      <text:p text:style-name="Standard"><text:s text:c="4"/>while (i &lt; n1)</text:p>
      <text:p text:style-name="Standard"><text:s text:c="4"/>{</text:p>
      <text:p text:style-name="Standard"><text:s text:c="4"/>arr[k] = L[i];</text:p>
      <text:p text:style-name="Standard"><text:s text:c="4"/>i++;</text:p>
      <text:p text:style-name="Standard"><text:s text:c="4"/>k++;</text:p>
      <text:p text:style-name="Standard"><text:s text:c="4"/>}</text:p>
      <text:p text:style-name="Standard"><text:s/></text:p>
      <text:p text:style-name="Standard"><text:s text:c="4"/>while (j &lt; n2)</text:p>
      <text:p text:style-name="Standard"><text:s text:c="4"/>{</text:p>
      <text:p text:style-name="Standard"><text:s text:c="4"/>arr[k] = R[j];</text:p>
      <text:p text:style-name="Standard"><text:s text:c="4"/>j++;</text:p>
      <text:p text:style-name="Standard"><text:s text:c="4"/>k++;</text:p>
      <text:p text:style-name="Standard"><text:s text:c="4"/>}</text:p>
      <text:p text:style-name="Standard">}</text:p>
      <text:p text:style-name="Standard"><text:s/>void mergeSort(int arr[], int start, int end)</text:p>
      <text:p text:style-name="Standard">{</text:p>
      <text:p text:style-name="Standard"><text:s text:c="4"/>if (start &lt; end)</text:p>
      <text:p text:style-name="Standard"><text:s text:c="4"/>{</text:p>
      <text:p text:style-name="Standard"><text:s text:c="4"/>int middle =start+(end-start)/2;</text:p>
      <text:p text:style-name="Standard"><text:s/></text:p>
      <text:p text:style-name="Standard"><text:s text:c="4"/>mergeSort(arr, start, middle);</text:p>
      <text:p text:style-name="Standard"><text:s text:c="4"/>mergeSort(arr, middle+1, end);</text:p>
      <text:p text:style-name="Standard"><text:s/></text:p>
      <text:p text:style-name="Standard"><text:soft-page-break/><text:s text:c="4"/>merge(arr, start, middle, end);</text:p>
      <text:p text:style-name="Standard"><text:s text:c="4"/>}</text:p>
      <text:p text:style-name="Standard">}</text:p>
      <text:p text:style-name="Standard"><text:s/>void sort::ms()</text:p>
      <text:p text:style-name="Standard">{ mergeSort(a, 0, n-1);</text:p>
      <text:p text:style-name="Standard"/>
      <text:p text:style-name="Standard">}</text:p>
      <text:p text:style-name="Standard">int main()</text:p>
      <text:p text:style-name="Standard">{</text:p>
      <text:p text:style-name="Standard">sort s;</text:p>
      <text:p text:style-name="Standard">int a=1;</text:p>
      <text:p text:style-name="Standard">do{</text:p>
      <text:p text:style-name="Standard">s.read();</text:p>
      <text:p text:style-name="Standard">s.choice();</text:p>
      <text:p text:style-name="Standard">s.display();</text:p>
      <text:p text:style-name="Standard">cout&lt;&lt;"\nenter any number to perform the sorting again\nenter 0 to quit";</text:p>
      <text:p text:style-name="Standard">cin&gt;&gt;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59:09.766486648</meta:creation-date>
    <dc:date>2018-02-02T14:59:54.685929572</dc:date>
    <meta:editing-duration>PT46S</meta:editing-duration>
    <meta:editing-cycles>1</meta:editing-cycles>
    <meta:generator>LibreOffice/5.4.2.2$Linux_X86_64 LibreOffice_project/40m0$Build-2</meta:generator>
    <meta:document-statistic meta:table-count="0" meta:image-count="0" meta:object-count="0" meta:page-count="4" meta:paragraph-count="172" meta:word-count="331" meta:character-count="2435" meta:non-whitespace-character-count="1655"/>
  </office:meta>
</office:document-meta>
</file>